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1</text:p>
      <text:p text:style-name="Standard"/>
      <text:p text:style-name="P1">In de eerste les is het meeste ingegaan op de inhoud van het vak.</text:p>
      <text:p text:style-name="P1">Ook de reden waarom een van zoals BCN wordt gegeven op een opleiding zoals technische informatica. De reden was dat de meeste ICT leerlingen over het algemeen weinig sociale vaardigheden bevatten. Dit vak is er voor bedoeld om gesprekken met andere leerlingen te bevorderen en ruis in de communicatie te voorkomen. </text:p>
      <text:p text:style-name="P1"/>
      <text:p text:style-name="P1">Over het algemeen gaat het heel erg om zelf reflectie. Wat het eigenlijks betekend is dat je naar jezelf moet kijken. Daarmee kun je <text:s/>de fouten of slordigheden detecteren, zodat je de waargenomen</text:p>
      <text:p text:style-name="P1">fouten en slordigheden kunt gaan verbeteren. Met de fouten en slordigheden worden bedoeld, communicatieve fouten. Bijvoorbeeld de houding die je aan neemt.</text:p>
      <text:p text:style-name="P1"/>
      <text:p text:style-name="P1">De definities van interpreteren en observeren stonden centraal in dit college.</text:p>
      <text:p text:style-name="P1">Dit slaat weer op het voorkomen van communicatieve fouten maken. Zodra je aandacht schenkt aan het niet subjectief kijken naar bijvoorbeeld een persoon, zul je een beter beeld van dit persoon krijgen. Dit kan je er van pas komen later voor onder het werken in het bedrijfsleven. Je zult met training hierin mensen beter begrijpen. En dat is er handig als iemand je wat aan het uitleggen is.</text:p>
      <text:p text:style-name="Standard"/>
      <text:p text:style-name="P1">We hebben deze les ook een leuke oefening gedaan. De oefening van de gespiegelde getallen bijvoorbeeld. De getallen stonden tegen elkaar aan zodat niet iedereen snel zag dat het eigenlijks een rijtje getallen voorstelde. Deze had ik nog niet eerder gezien en vond ik erg leuk om te doen. In de syllabus stonden veel plaatjes waarbij je de plaatjes op meerdere manieren kon waarnemen. Heel veel van deze plaatjes heb ik daarvoor al gezien. Op de basisschool was het heel erg populair om dat soort plaatjes te zoeken en zelfs te maken. </text:p>
      <text:p text:style-name="Standard"/>
      <text:p text:style-name="P1">Na de eerste les had ik niet het gevoel dat ik veel zou gaan leren. Daardoor zal het ook heel moeilijk worden om bij het logboek goed te kunnen reflecteren. Ik heb al aardig wat didactische vakken gehad dus wist eigenlijks alle informatie die verteld is in de les 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21:56.46</meta:creation-date>
    <dc:date>2014-10-31T18:59:33.94</dc:date>
    <meta:editing-duration>PT1H10M11S</meta:editing-duration>
    <meta:editing-cycles>3</meta:editing-cycles>
    <meta:generator>OpenOffice/4.1.1$Win32 OpenOffice.org_project/411m6$Build-9775</meta:generator>
    <meta:document-statistic meta:table-count="0" meta:image-count="0" meta:object-count="0" meta:page-count="1" meta:paragraph-count="9" meta:word-count="343" meta:character-count="2004"/>
  </office:meta>
</office:document-meta>
</file>